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Verdana" svg:font-family="Verdana" style:font-family-generic="swiss" style:font-pitch="variable" svg:panose-1="2 11 6 4 3 5 4 4 2 4"/>
    <style:font-face style:name="Rockwell" svg:font-family="Rockwell" style:font-family-generic="roman" style:font-pitch="variable" svg:panose-1="2 6 6 3 2 2 5 2 4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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="0.0416in solid #197800" fo:padding-top="0.0138in" fo:padding-left="0.0555in" fo:padding-bottom="0.0138in" fo:padding-right="0.0555in" style:shadow="none" fo:text-align="center" fo:margin-bottom="0in" fo:background-color="#199600"/>
    </style:style>
    <style:style style:name="T2" style:parent-style-name="Absatz-Standardschriftart" style:family="text">
      <style:text-properties style:font-name="Wingdings" fo:font-weight="bold" style:font-weight-asian="bold" fo:text-shadow="0.0145in 0.0145in 0.0416in #000000" fo:color="#FFFFFF" fo:font-size="36pt" style:font-size-asian="36pt" style:font-size-complex="36pt"/>
    </style:style>
    <style:style style:name="T3" style:parent-style-name="Absatz-Standardschriftart" style:family="text">
      <style:text-properties style:font-name="Verdana" fo:font-weight="bold" style:font-weight-asian="bold" fo:text-shadow="0.0145in 0.0145in 0.0416in #000000" fo:color="#000000" fo:font-size="36pt" style:font-size-asian="36pt" style:font-size-complex="36pt"/>
    </style:style>
    <style:style style:name="T4" style:parent-style-name="Absatz-Standardschriftart" style:family="text">
      <style:text-properties style:font-name="Verdana" fo:font-weight="bold" style:font-weight-asian="bold" fo:text-shadow="0.0145in 0.0145in 0.0416in #000000" fo:color="#FFFFFF" fo:font-size="36pt" style:font-size-asian="36pt" style:font-size-complex="36pt"/>
    </style:style>
    <style:style style:name="P5" style:parent-style-name="Standard" style:family="paragraph">
      <style:paragraph-properties fo:text-align="center" fo:margin-bottom="0in"/>
      <style:text-properties style:font-name="Rockwell" fo:text-shadow="0.0291in 0.0291in 0.0555in #000000" fo:font-size="5pt" style:font-size-asian="5pt" style:font-size-complex="5pt"/>
    </style:style>
    <style:style style:name="P6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  <style:text-properties style:font-name="Verdana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7" style:parent-style-name="Listenabsatz" style:list-style-name="LFO1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4958in" fo:text-indent="-0.2479in" fo:background-color="#FFFFFF">
        <style:tab-stops/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  <style:text-properties style:font-name="Verdana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9" style:parent-style-name="Listenabsatz" style:list-style-name="LFO2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4958in" fo:text-indent="-0.2479in" fo:background-color="#FFFFFF">
        <style:tab-stops/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  <style:text-properties style:font-name="Verdana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12" style:parent-style-name="Absatz-Standardschriftart" style:family="text">
      <style:text-properties style:font-name="Rockwell" fo:text-shadow="0.0291in 0.0291in 0.0555in #000000" fo:font-size="16pt" style:font-size-asian="16pt" style:font-size-complex="16pt"/>
    </style:style>
    <style:style style:name="T13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14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18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19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20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21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23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24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25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26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28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29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30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31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</style:style>
    <style:style style:name="T33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  <style:style style:name="T34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T35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 fo:background-color="#FFFFFF"/>
    </style:style>
    <style:style style:name="P36" style:parent-style-name="Standard" style:family="paragraph">
      <style:paragraph-properties fo:border="0.0416in solid #199600" fo:padding-top="0.0138in" fo:padding-left="0.0555in" fo:padding-bottom="0.0138in" fo:padding-right="0.0555in" style:shadow="none" fo:margin-bottom="0in" fo:line-height="110%" fo:margin-left="0.2479in" fo:background-color="#FFFFFF">
        <style:tab-stops>
          <style:tab-stop style:type="right" style:position="1.327in"/>
          <style:tab-stop style:type="left" style:position="1.7208in"/>
        </style:tab-stops>
      </style:paragraph-properties>
      <style:text-properties style:font-name="Trebuchet MS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border="0.0416in solid #5AC828" fo:padding-top="0.0138in" fo:padding-left="0.0555in" fo:padding-bottom="0.0138in" fo:padding-right="0.0555in" style:shadow="none" fo:margin-bottom="0in" fo:background-color="#FFFFF5"/>
    </style:style>
    <style:style style:name="T38" style:parent-style-name="Absatz-Standardschriftart" style:family="text">
      <style:text-properties style:font-name="Rockwell" fo:font-weight="bold" style:font-weight-asian="bold" fo:text-shadow="0.0145in 0.0145in 0.0416in #000000" fo:color="#000000" fo:font-size="24pt" style:font-size-asian="24pt" style:font-size-complex="24pt" style:text-underline-type="single" style:text-underline-style="solid" style:text-underline-width="auto" style:text-underline-mode="continuous"/>
    </style:style>
    <style:style style:name="T39" style:parent-style-name="Absatz-Standardschriftart" style:family="text">
      <style:text-properties style:font-name="Rockwell" fo:font-weight="bold" style:font-weight-asian="bold" fo:text-shadow="0.0145in 0.0145in 0.0416in #000000" fo:color="#000000" fo:font-size="24pt" style:font-size-asian="24pt" style:font-size-complex="24pt" fo:background-color="#FFFFF5" style:text-underline-type="single" style:text-underline-style="solid" style:text-underline-width="auto" style:text-underline-mode="continuous"/>
    </style:style>
    <style:style style:name="P40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1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2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3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4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5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  <style:text-properties style:font-name="Trebuchet MS" fo:font-weight="bold" style:font-weight-asian="bold" style:font-weight-complex="bold" fo:font-size="16pt" style:font-size-asian="16pt" style:font-size-complex="16pt"/>
    </style:style>
    <style:style style:name="P46" style:parent-style-name="Listenabsatz" style:list-style-name="LFO3" style:family="paragraph">
      <style:paragraph-properties fo:border="0.0416in solid #199600" fo:padding-top="0.0138in" fo:padding-left="0.0555in" fo:padding-bottom="0.0138in" fo:padding-right="0.0555in" style:shadow="none" fo:margin-bottom="0.0833in" fo:line-height="110%"/>
    </style:style>
    <style:style style:name="T47" style:parent-style-name="Absatz-Standardschriftart" style:family="text">
      <style:text-properties style:font-name="Trebuchet MS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<text:span text:style-name="T2"></text:span><text:span text:style-name="T3"><text:s/></text:span><text:span text:style-name="T4">Spaghetti Bolognese</text:span></text:p>
      <text:p text:style-name="P5"/>
      <text:p text:style-name="P6">Zeit:<text:s/></text:p>
      <text:list text:style-name="LFO1" text:continue-numbering="true">
        <text:list-item>
          <text:p text:style-name="P7">45 Minuten<text:s/></text:p>
        </text:list-item>
      </text:list>
      <text:p text:style-name="P8">Portionen:</text:p>
      <text:list text:style-name="LFO2" text:continue-numbering="true">
        <text:list-item>
          <text:p text:style-name="P9">3 Portionen</text:p>
        </text:list-item>
      </text:list>
      <text:p text:style-name="P10">Zutaten:</text:p>
      <text:p text:style-name="P11"><text:span text:style-name="T12"><text:tab/></text:span><text:span text:style-name="T13">1</text:span><text:span text:style-name="T14"><text:tab/>Kleine Zwiebel</text:span></text:p>
      <text:p text:style-name="P15"><text:tab/>1<text:tab/>Zehe Knoblauch</text:p>
      <text:p text:style-name="P16"><text:tab/>3<text:tab/>Rote Paprika</text:p>
      <text:p text:style-name="P17"><text:span text:style-name="T18"><text:tab/></text:span><text:span text:style-name="T19">1</text:span><text:span text:style-name="T20"><text:tab/>Zucchini</text:span></text:p>
      <text:p text:style-name="P21"><text:tab/>50g<text:tab/>Geriebener Hartkäse</text:p>
      <text:p text:style-name="P22"><text:span text:style-name="T23"><text:tab/></text:span><text:span text:style-name="T24">750g</text:span><text:span text:style-name="T25"><text:tab/>Passierte Tomaten</text:span></text:p>
      <text:p text:style-name="P26"><text:tab/>750g<text:tab/>Spaghetti</text:p>
      <text:p text:style-name="P27"><text:span text:style-name="T28"><text:tab/></text:span><text:span text:style-name="T29">400g</text:span><text:span text:style-name="T30"><text:tab/>Rinderhack</text:span></text:p>
      <text:p text:style-name="P31"><text:tab/>5 EL<text:tab/>Öl</text:p>
      <text:p text:style-name="P32"><text:span text:style-name="T33"><text:tab/></text:span><text:span text:style-name="T34">2TL</text:span><text:span text:style-name="T35"><text:tab/>Salz</text:span></text:p>
      <text:p text:style-name="P36"><text:tab/>Prise<text:tab/>Basilikum und Pfeffer</text:p>
      <text:p text:style-name="P37"><text:span text:style-name="T38">Zu</text:span><text:span text:style-name="T39">bereitung:</text:span></text:p>
      <text:list text:style-name="LFO3" text:continue-numbering="true">
        <text:list-item>
          <text:p text:style-name="P40">Paprika und Zucchini in kleine Stücke schneiden und mit 2<text:s/>EL<text:s/>Öl in der Pfanne bei mittlerer Hitze dünsten.</text:p>
        </text:list-item>
        <text:list-item>
          <text:p text:style-name="P41">Zwiebel und Knoblauch in kleine Würfel schneiden und dazugeben.</text:p>
        </text:list-item>
        <text:list-item>
          <text:p text:style-name="P42">Die passierten Tomaten in einem Topf leicht erhitzen und das Gemüse der Pfanne, sowie eine Prise Salz,<text:s/>Pfeffer<text:s/>und Basilikum<text:s/>dazugeben.<text:s/></text:p>
        </text:list-item>
        <text:list-item>
          <text:p text:style-name="P43">Die Pfanne reinigen und das Rinderhack mit 3 EL Öl in der Pfanne bei hoher Hitze anbraten.</text:p>
        </text:list-item>
        <text:list-item>
          <text:p text:style-name="P44">Zeitgleich die Spaghetti mit 2 TL Salz und kochendem Wasser in einem separaten Topf für 10 Minuten kochen und danach abgießen.</text:p>
        </text:list-item>
        <text:list-item>
          <text:p text:style-name="P45">Das durchgebratene Rinderhack in die Soße geben und umrühren.</text:p>
        </text:list-item>
        <text:list-item>
          <text:p text:style-name="P46"><text:span text:style-name="T47">Das Essen mit geriebenem Hartkäse servier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Verdana" svg:font-family="Verdana" style:font-family-generic="swiss" style:font-pitch="variable" svg:panose-1="2 11 6 4 3 5 4 4 2 4"/>
    <style:font-face style:name="Rockwell" svg:font-family="Rockwell" style:font-family-generic="roman" style:font-pitch="variable" svg:panose-1="2 6 6 3 2 2 5 2 4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weight="bold" style:font-weight-asian="bold" style:font-weight-complex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font-weight="bold" style:font-weight-asian="bold" style:font-weight-complex="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rebuchet MS" fo:font-weight="normal" style:font-weight-asian="normal" style:font-weight-complex="bold" fo:font-style="normal" style:font-style-asian="normal" fo:color="#171717" fo:font-size="16pt" style:font-size-asian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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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5.75in" fo:page-height="21.9986in" style:print-orientation="portrait" fo:margin-top="0.787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</meta:initial-creator>
    <dc:creator>Lars</dc:creator>
    <meta:creation-date>2024-12-06T19:54:00Z</meta:creation-date>
    <dc:date>2024-12-07T20:28:00Z</dc:date>
    <meta:print-date>2024-12-06T15:19:00Z</meta:print-date>
    <meta:template xlink:href="Normal" xlink:type="simple"/>
    <meta:editing-cycles>4</meta:editing-cycles>
    <meta:editing-duration>PT0S</meta:editing-duration>
    <meta:document-statistic meta:page-count="1" meta:paragraph-count="1" meta:word-count="125" meta:character-count="913" meta:row-count="6" meta:non-whitespace-character-count="789"/>
  </office:meta>
</office:document-meta>
</file>